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11.557cm" svg:y="4.318cm">
          <text:p text:style-name="P1"><text:span text:style-name="T1">CPU+</text:span></text:p>
          <text:p text:style-name="P1"><text:span text:style-name="T1">X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1.662cm" svg:height="1.628cm" svg:x="1.8cm" svg:y="6.5cm">
          <text:p text:style-name="P1"><text:span text:style-name="T2">VGM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cm" svg:height="1.183cm" svg:x="7.47cm" svg:y="9.017cm">
          <text:p text:style-name="P1"><text:span text:style-name="T2">Ram 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89cm" svg:height="1.27cm" svg:x="11.8cm" svg:y="9.017cm">
          <text:p text:style-name="P1"><text:span text:style-name="T2">Ram 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27cm" svg:x="4.826cm" svg:y="4.318cm">
          <text:p text:style-name="P1"><text:span text:style-name="T2">T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27cm" svg:x="6.731cm" svg:y="4.318cm">
          <text:p text:style-name="P1"><text:span text:style-name="T2">IC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624cm" svg:height="1.2cm" svg:x="1.8cm" svg:y="9cm">
          <text:p text:style-name="P1"><text:span text:style-name="T2">Sim</text:span><text:span text:style-name="T2"><text:line-break/></text:span><text:span text:style-name="T2">helper</text:span>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0.649cm" svg:y="9.017cm">
          <draw:text-box>
            <text:p>...</text:p>
          </draw:text-box>
        </draw:frame>
        <draw:frame draw:style-name="gr2" draw:layer="layout" svg:width="1.035cm" svg:height="0.962cm" svg:x="10.649cm" svg:y="4.372cm">
          <draw:text-box>
            <text:p>...</text:p>
          </draw:text-box>
        </draw:frame>
        <draw:custom-shape draw:style-name="gr1" draw:text-style-name="P2" draw:layer="layout" svg:width="1.905cm" svg:height="1.27cm" svg:x="8.636cm" svg:y="4.318cm">
          <text:p text:style-name="P1"><text:span text:style-name="T1">CPU+</text:span></text:p>
          <text:p text:style-name="P1"><text:span text:style-name="T1">X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9cm" svg:height="1.183cm" svg:x="5.41cm" svg:y="9.017cm">
          <text:p text:style-name="P1"><text:span text:style-name="T2">Fdt 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0.762cm" svg:x="9.281cm" svg:y="17.327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6cm" svg:height="1.183cm" svg:x="9.3cm" svg:y="9.017cm">
          <text:p text:style-name="P1"><text:span text:style-name="T2">Ram 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889cm" svg:x="7.23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5.438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9.779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904cm" svg:x="12.13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9.2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12.36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121cm" svg:height="1.27cm" svg:x="1.8cm" svg:y="4.318cm">
          <text:p text:style-name="P1"><text:span text:style-name="T2">TT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75cm" svg:height="0.889cm" svg:x="2.025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705cm" svg:height="1.191cm" svg:x="3.6cm" svg:y="9.009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889cm" svg:x="2.338cm" svg:y="8.1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199cm" svg:height="1.27cm" svg:x="3.5cm" svg:y="4.318cm">
          <text:p text:style-name="P1"><text:span text:style-name="T2">TT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89cm" svg:x="3.7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7.9cm" svg:y="8.11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4.2cm" svg:y="8.1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5.969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8.001cm" svg:y1="4.318cm" svg:x2="8.001cm" svg:y2="3.937cm">
          <text:p/>
        </draw:line>
        <draw:line draw:style-name="gr5" draw:text-style-name="P1" draw:layer="layout" svg:x1="9.398cm" svg:y1="4.318cm" svg:x2="9.398cm" svg:y2="3.937cm">
          <text:p/>
        </draw:line>
        <draw:line draw:style-name="gr5" draw:text-style-name="P1" draw:layer="layout" svg:x1="8.001cm" svg:y1="3.937cm" svg:x2="9.398cm" svg:y2="3.937cm">
          <text:p/>
        </draw:line>
        <draw:line draw:style-name="gr5" draw:text-style-name="P1" draw:layer="layout" svg:x1="11.938cm" svg:y1="4.318cm" svg:x2="11.938cm" svg:y2="3.683cm">
          <text:p/>
        </draw:line>
        <draw:line draw:style-name="gr5" draw:text-style-name="P1" draw:layer="layout" svg:x1="7.747cm" svg:y1="4.318cm" svg:x2="7.747cm" svg:y2="3.683cm">
          <text:p/>
        </draw:line>
        <draw:line draw:style-name="gr5" draw:text-style-name="P1" draw:layer="layout" svg:x1="11.938cm" svg:y1="3.683cm" svg:x2="7.747cm" svg:y2="3.683cm">
          <text:p/>
        </draw:line>
        <draw:frame draw:style-name="gr2" draw:layer="layout" svg:width="1.035cm" svg:height="0.962cm" svg:x="2.648cm" svg:y="4.318cm">
          <draw:text-box>
            <text:p>...</text:p>
          </draw:text-box>
        </draw:frame>
        <draw:line draw:style-name="gr5" draw:text-style-name="P1" draw:layer="layout" svg:x1="5.969cm" svg:y1="4.318cm" svg:x2="5.969cm" svg:y2="4.064cm">
          <text:p/>
        </draw:line>
        <draw:line draw:style-name="gr5" draw:text-style-name="P1" draw:layer="layout" svg:x1="6.985cm" svg:y1="4.318cm" svg:x2="6.985cm" svg:y2="4.064cm">
          <text:p/>
        </draw:line>
        <draw:line draw:style-name="gr5" draw:text-style-name="P1" draw:layer="layout" svg:x1="5.969cm" svg:y1="4.064cm" svg:x2="6.985cm" svg:y2="4.064cm">
          <text:p/>
        </draw:line>
        <draw:line draw:style-name="gr5" draw:text-style-name="P1" draw:layer="layout" svg:x1="4.572cm" svg:y1="4.318cm" svg:x2="4.572cm" svg:y2="3.937cm">
          <text:p/>
        </draw:line>
        <draw:line draw:style-name="gr5" draw:text-style-name="P1" draw:layer="layout" svg:x1="7.239cm" svg:y1="4.318cm" svg:x2="7.239cm" svg:y2="3.937cm">
          <text:p/>
        </draw:line>
        <draw:line draw:style-name="gr5" draw:text-style-name="P1" draw:layer="layout" svg:x1="4.572cm" svg:y1="3.937cm" svg:x2="7.239cm" svg:y2="3.937cm">
          <text:p/>
        </draw:line>
        <draw:line draw:style-name="gr5" draw:text-style-name="P1" draw:layer="layout" svg:x1="7.493cm" svg:y1="4.318cm" svg:x2="7.493cm" svg:y2="3.683cm">
          <text:p/>
        </draw:line>
        <draw:line draw:style-name="gr5" draw:text-style-name="P1" draw:layer="layout" svg:x1="2.667cm" svg:y1="4.318cm" svg:x2="2.667cm" svg:y2="3.683cm">
          <text:p/>
        </draw:line>
        <draw:line draw:style-name="gr5" draw:text-style-name="P1" draw:layer="layout" svg:x1="7.493cm" svg:y1="3.683cm" svg:x2="2.667cm" svg:y2="3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8T15:45:04</meta:creation-date>
    <dc:date>2015-06-18T12:01:48</dc:date>
    <meta:editing-duration>PT1H39M10S</meta:editing-duration>
    <meta:editing-cycles>42</meta:editing-cycles>
    <meta:generator>LibreOffice/3.6$Linux_x86 LibreOffice_project/360m1$Build-304</meta:generator>
    <meta:document-statistic meta:object-count="44"/>
  </office:meta>
</office:document-meta>
</file>